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4"/>
    <style:style style:name="ce4" style:family="table-cell" style:parent-style-name="Default" style:data-style-name="N0">
      <style:table-cell-properties style:vertical-align="middle"/>
      <style:text-properties fo:color="#808080" style:font-name="Consolas" style:font-name-asian="Consolas" style:font-name-complex="Consolas" fo:font-size="9pt" style:font-size-asian="9pt" style:font-size-complex="9pt" style:font-family-generic="moder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30"/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14.0229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4.57729166666667cm"/>
    </style:style>
    <style:style style:name="co7" style:family="table-column">
      <style:table-column-properties fo:break-before="auto" style:column-width="7.32895833333333cm"/>
    </style:style>
    <style:style style:name="co8" style:family="table-column">
      <style:table-column-properties fo:break-before="auto" style:column-width="15.08125cm"/>
    </style:style>
    <style:style style:name="co9" style:family="table-column">
      <style:table-column-properties fo:break-before="auto" style:column-width="2.778125cm"/>
    </style:style>
    <style:style style:name="co10" style:family="table-column">
      <style:table-column-properties fo:break-before="auto" style:column-width="5.05354166666667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65pt" style:use-optimal-row-height="false" fo:break-before="auto"/>
    </style:style>
    <style:style style:name="ro2" style:family="table-row">
      <style:table-row-properties style:row-height="81pt" style:use-optimal-row-height="false" fo:break-before="auto"/>
    </style:style>
    <style:style style:name="ro3" style:family="table-row">
      <style:table-row-properties style:row-height="71.25pt" style:use-optimal-row-height="false" fo:break-before="auto"/>
    </style:style>
    <style:style style:name="ro4" style:family="table-row">
      <style:table-row-properties style:row-height="117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30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xls-1209-1258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office:value-type="string" table:style-name="ce1">
            <text:p>product_code</text:p>
          </table:table-cell>
          <table:table-cell office:value-type="string" table:style-name="ce1">
            <text:p>category_id</text:p>
          </table:table-cell>
          <table:table-cell office:value-type="string" table:style-name="ce1">
            <text:p>subcategory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n_tip</text:p>
          </table:table-cell>
          <table:table-cell office:value-type="string" table:style-name="ce1">
            <text:p>stoc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consider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LATOU STICLA 1235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31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ECORATIVE STICLA 123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2</text:p>
          </table:table-cell>
          <table:table-cell office:value-type="string" table:style-name="ce1">
            <text:p>Marfuri</text:p>
          </table:table-cell>
          <table:table-cell office:value-type="float" office:value="-1" table:style-name="ce1">
            <text:p>-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9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6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IFERITE STICLA 12382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26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8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9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67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72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9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389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PANZA 12394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LEMN 1238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35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00000032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Grivin Alb 2018</text:p>
          </table:table-cell>
          <table:table-cell office:value-type="string" table:style-name="ce1">
            <text:p>Marfuri</text:p>
          </table:table-cell>
          <table:table-cell office:value-type="float" office:value="156" table:style-name="ce1">
            <text:p>15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75 cl | Mehedinti, Romania</text:p>
          </table:table-cell>
          <table:table-cell office:value-type="string" table:style-name="ce2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percentage" office:value="0.13500000000000001" table:style-name="ce3">
            <text:p>13.50%</text:p>
          </table:table-cell>
          <table:table-cell office:value-type="string" table:style-name="ce4">
            <text:p>grivin_whit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00000033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Grivin Rose 2018</text:p>
          </table:table-cell>
          <table:table-cell office:value-type="string" table:style-name="ce1">
            <text:p>Marfuri</text:p>
          </table:table-cell>
          <table:table-cell office:value-type="float" office:value="140" table:style-name="ce1">
            <text:p>14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75 cl | Mehedinti, Romania</text:p>
          </table:table-cell>
          <table:table-cell office:value-type="string" table:style-name="ce2">
            <text:p>Cu o culoare roz deschis, vinul nostru ofera un buchet intens de fructe rosii si fructe de padure, cu o nota predominanta clara de capsuni.&lt;br&gt;Aroma este proaspata, cu o aciditate placuta si un finisaj aromatic fructat.&lt;br&gt;Se recomanda savurarea lui la o temperatura intre 10 si 14 grade Celsius.</text:p>
          </table:table-cell>
          <table:table-cell office:value-type="percentage" office:value="0.13500000000000001" table:style-name="ce3">
            <text:p>13.50%</text:p>
          </table:table-cell>
          <table:table-cell office:value-type="string" table:style-name="ce4">
            <text:p>grivin_ros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4">
          <table:table-cell office:value-type="string" table:style-name="ce6">
            <text:p>0000003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IVIN Rosu 2016</text:p>
          </table:table-cell>
          <table:table-cell office:value-type="string" table:style-name="ce1">
            <text:p>Marfuri</text:p>
          </table:table-cell>
          <table:table-cell office:value-type="float" office:value="136" table:style-name="ce1">
            <text:p>13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ec | 75 cl | Mehedinti, Romania</text:p>
          </table:table-cell>
          <table:table-cell office:value-type="string" table:style-name="ce2">
            <text:p>Acest vin rosu este un cupaj nobil de Merlot, Cabernet Sauvignon si Syrah, fiind rezultatul unei meticuloase imbinari a muncii in podgorie in crama. &lt;br&gt; &lt;br&gt; Acest vin este bogat, fervent si elegant. Cu o culoare intensa, mirosul este complex, cu indicii de fructe coapte si condimente, ardei, cuisoare <text:s/>si un strop de vanilie dulce, are un gust plin si bine structurat cu <text:s/>taninuri usor matasoase. Se recomanda savurarea lui la o temperatura intre 18 si 20 de grade Celsius.</text:p>
          </table:table-cell>
          <table:table-cell office:value-type="percentage" office:value="0.13500000000000001" table:style-name="ce3">
            <text:p>13.50%</text:p>
          </table:table-cell>
          <table:table-cell office:value-type="string" table:style-name="ce4">
            <text:p>grivin_red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IVERSE</text:p>
          </table:table-cell>
          <table:table-cell office:value-type="string" table:style-name="ce1">
            <text:p>Marfuri</text:p>
          </table:table-cell>
          <table:table-cell office:value-type="float" office:value="48" table:style-name="ce1">
            <text:p>48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COGNIAK</text:p>
          </table:table-cell>
          <table:table-cell office:value-type="string" table:style-name="ce1">
            <text:p>Marfuri</text:p>
          </table:table-cell>
          <table:table-cell office:value-type="float" office:value="11" table:style-name="ce1">
            <text:p>1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ATON CIOCOLATA BARON</text:p>
          </table:table-cell>
          <table:table-cell office:value-type="string" table:style-name="ce1">
            <text:p>Alte mat. consumabil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IOCOLATA DE CASA DAVINIA</text:p>
          </table:table-cell>
          <table:table-cell office:value-type="string" table:style-name="ce1">
            <text:p>Alte mat. consumabil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BARON</text:p>
          </table:table-cell>
          <table:table-cell office:value-type="string" table:style-name="ce1">
            <text:p>Ambalaj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DAVINIA</text:p>
          </table:table-cell>
          <table:table-cell office:value-type="string" table:style-name="ce1">
            <text:p>Ambalaj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OASIS - BE HERE NOW (REMASTERE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4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OPLIN JANIS - JANIS JOPLIN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- MICHAEL - THRILLER (PICTURE VINI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3" table:style-name="ce1"/>
          <table:table-cell office:value-type="string" table:style-name="ce1">
            <text:p>4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DANGEROU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3" table:style-name="ce1"/>
          <table:table-cell office:value-type="string" table:style-name="ce1">
            <text:p>4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BAD (PICTURE VINY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3" table:style-name="ce1"/>
          <table:table-cell office:value-type="string" table:style-name="ce1">
            <text:p>4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HARRIS CALVIN, DUA LIPA - ONE KIS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G-EAZY - THE BEAUTIFUL &amp; DAMN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4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HANS ZIMMER THE CLASSIC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VORA CESARIA - CESARI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- FOR THE THRON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MUSIC INSPIRED BY THE FILM ROM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DIRTY DANCING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TOP GU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CHRISTMAS CLASSIC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5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TIMBERLAKE JUSTIN - JUSTIFI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5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CRIPT - THE #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5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ADE - THE BEST OF SAD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INCE - RAVE IN2 THE JOY FANTAST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ESLEY ELVIS - MERRY CHRISTMAS BAB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5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THE TRUTH ABOUT LO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CAN'T TAKE ME HOM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URYTMICS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BLACK CELEB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VIOLATOR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IN A SILENT WAY (50TH ANNIVERSARY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KIND OF BLU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OHEN LEONARD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LVIN HARRIS, SAM SMITH - RPOMI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HEATHE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NO PLAN E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7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BLACKSTA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7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LLE FARBEN - STICKER ON MY SUITCAS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7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EROSMITH - AEROSMITH'S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7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THE WORLD OF HANS ZIMM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7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REY MARIAH - ALL I WANT FOR CHRISTMAS IS YOU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7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WRECKING BALL (CD + 2V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9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THE WILD, THE INNOCEN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10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PRINCE - THE RIV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10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5">
          <table:table-cell office:value-type="string" table:style-name="ce1">
            <text:p>0000007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ZIMMER HANS INFERNO (ORIGINAL MOTION PICTURES SONG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7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WONG SEE SANG - PIANO MOVIE LOUNGE VOL 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7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YEAR OF Y LIFE 197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7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MAN OF THE WOOD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7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SIA WE ARE BOR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8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SIMPLE MINDS - BIG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8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R KELLY BACK PANTI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8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R KELLY 12 NIGHTS OF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8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JARRE JEAN MICHAEL - OXYGENE 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8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IMBRUGLIA NATALE - GLORIOUS THE SINGLES9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8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JARRE JEAN MICHAEL - OXYGEN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8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HARNONCOURT NIKOLAUS - NIKOLAUS HARNONCOU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8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IPSY KINGS - SOMOS GITANO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8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IPSY KINGS - PASAJER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8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AHAN DAVE&amp;SOULSAVERS - ANGELS&amp;GOHS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9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FAITHLESS - FOREVER FAITHLESS -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9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VOZ D'AMO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9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SAO VICENTE D'LONG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9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RADIN MINDEL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9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9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LECTRIC LIGHT ORCHESTRA THE COLLEC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9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EPECHE MODE - SPIRIT (STANDARD C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9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IV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9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VIS MILES - KIND OF BLUE DELUXE 50TH ANYVERSA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0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YEAR OF MY LIFE 197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0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CHRISTMAS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0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<text:s/>- I LOVE ROSSIN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0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I LOVE PIAN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0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THE 20/20 EXPERIENCE 2OF2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0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THE 20/20 EXPERIENCE - TH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0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PINK - THE TRUTH ABOUT LOVE (ROW EXPLICITDELUX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0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OFFSPRING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1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HEN LEONARD CAN'T FORGET A SOUVENIR OF THE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1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CKER JOE THE LIFE OF A MAN - THE ULTIMATE HIT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1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CKER JOE - FIRE IT U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1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ARRERAS JOSE A LIFE IN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1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ROWN JAMES -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1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OYLE SUSAN HOME FOR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1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ANGLES THE ETERNAL FLAME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1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NASTACIA - PIECES OF A DREAM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1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LICE IN CHAINS LI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2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LAN PARSONS PROJECT THE PYRAMI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2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2CELLOS - SCORE (EE VERSION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2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2CELLOS (SULIC&amp;HAUSEN) - IN2I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2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VI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2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HEN LEONARD NEW SKIN FOR THE OLD CEREMON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2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RAXTON TONI BREATH AGAIN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12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KANDISK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100 YEARS OF FASHION ILLUST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TREET A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AUD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OD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AUGU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EMBRAND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REFAB ARHITECTUR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LIVING WITH WOO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DERN BATHROOM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OME BOOK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DERN CONTRY HOM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LOFTS 21ST CENTU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NEW WOOD KITCHEN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OOL APARTEMEN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OUSES RESIDENTIAL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 INCHIS</text:p>
          </table:table-cell>
          <table:table-cell office:value-type="string" table:style-name="ce1">
            <text:p>Marfuri</text:p>
          </table:table-cell>
          <table:table-cell office:value-type="float" office:value="4" table:style-name="ce1">
            <text:p>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ESTEACAN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ECANTOAR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PARAT ETICHETAT EVOFFICE MX550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ARTIE IMPACHETAT MATASE</text:p>
          </table:table-cell>
          <table:table-cell office:value-type="string" table:style-name="ce1">
            <text:p>Alte mat. consumabil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BILIER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MDTV 100*36*53 NEGRU-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ETAJERA 100*175 NEGRU 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4*8*39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8*8*38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32*12*41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PORT ETICHETE PLEXI 40*25MM</text:p>
          </table:table-cell>
          <table:table-cell office:value-type="string" table:style-name="ce1">
            <text:p>Alte mat. consumabi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ASA DE MARCAT TREMOL M20 ACTIVA GALAXY PLUS LAN AC90017684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OLL-UP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ATAR STICLE 83*30 GRI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TAMPILA PRINTER P4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DIGITALA SERIOUX SMARTART SA702LED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E HARTIE GRIVIN 41*32*13</text:p>
          </table:table-cell>
          <table:table-cell office:value-type="string" table:style-name="ce1">
            <text:p>Ambalaj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INA BALCODA REZERVA ROSU 2010</text:p>
          </table:table-cell>
          <table:table-cell office:value-type="string" table:style-name="ce1">
            <text:p>Marfuri</text:p>
          </table:table-cell>
          <table:table-cell office:value-type="float" office:value="7" table:style-name="ce1">
            <text:p>7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75 cl | <text:s/>2010</text:p>
          </table:table-cell>
          <table:table-cell table:number-columns-repeated="2" table:style-name="ce1"/>
          <table:table-cell office:value-type="string" table:style-name="ce1">
            <text:p>1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PHR – PAYS DOC PINOT NOIR</text:p>
          </table:table-cell>
          <table:table-cell office:value-type="string" table:style-name="ce1">
            <text:p>Marfuri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75 cl | <text:s/>2013</text:p>
          </table:table-cell>
          <table:table-cell table:number-columns-repeated="2" table:style-name="ce1"/>
          <table:table-cell office:value-type="string" table:style-name="ce1">
            <text:p>16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6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2">
            <text:p>LA BASTIDE SAINT DOMINIQUE – COTES DU RHONE BLANC</text:p>
          </table:table-cell>
          <table:table-cell office:value-type="string" table:style-name="ce1">
            <text:p>Marfuri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75 cl | <text:s/>2013</text:p>
          </table:table-cell>
          <table:table-cell table:number-columns-repeated="2" table:style-name="ce1"/>
          <table:table-cell office:value-type="string" table:style-name="ce1">
            <text:p>16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ITANA CLASSICO – SAPERAVI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75 cl | <text:s/>2016</text:p>
          </table:table-cell>
          <table:table-cell table:number-columns-repeated="2" table:style-name="ce1"/>
          <table:table-cell office:value-type="string" table:style-name="ce1">
            <text:p>168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9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TINAZZI BIANCO PUGLIA 2015</text:p>
          </table:table-cell>
          <table:table-cell office:value-type="string" table:style-name="ce1">
            <text:p>Marfuri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75 cl | <text:s/>2015</text:p>
          </table:table-cell>
          <table:table-cell table:number-columns-repeated="2" table:style-name="ce1"/>
          <table:table-cell office:value-type="string" table:style-name="ce1">
            <text:p>16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000017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000017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0000173</text:p>
          </table:table-cell>
          <table:table-cell table:number-columns-repeated="16383" table:style-name="ce1"/>
        </table:table-row>
        <table:table-row table:number-rows-repeated="10484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nsolas" svg:font-family="Consolas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Colinear</meta:initial-creator>
    <dc:creator>Colinear</dc:creator>
    <meta:creation-date>2019-09-16T13:50:09Z</meta:creation-date>
    <dc:date>2019-09-18T12:57:03Z</dc:date>
    <meta:editing-cycles>1</meta:editing-cycles>
    <meta:editing-duration>PT548S</meta:editing-duration>
  </office:meta>
</office:document-meta>
</file>